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text-align="center" fo:text-indent="0cm"/>
      <style:text-properties fo:color="#ffffff" fo:font-family="'Times New Roman'" style:font-family-generic="roman" style:font-pitch="variable" fo:font-size="60pt" fo:font-weight="bold"/>
    </style:style>
    <style:style style:name="P2" style:family="paragraph">
      <style:paragraph-properties fo:margin-left="0.6cm" fo:margin-right="0cm" fo:text-indent="-0.6cm"/>
      <style:text-properties fo:font-size="20pt"/>
    </style:style>
    <style:style style:name="T1" style:family="text">
      <style:text-properties fo:color="#ffffff" fo:font-family="'Times New Roman'" style:font-family-generic="roman" style:font-pitch="variable" fo:font-size="60pt" fo:font-weight="bold"/>
    </style:style>
    <style:style style:name="T2" style:family="text">
      <style:text-properties fo:color="#ffffff" fo:font-family="'Times New Roman'" style:font-family-generic="roman" style:font-pitch="variable" fo:font-size="60pt" fo:font-style="normal" fo:font-weight="bold"/>
    </style:style>
    <style:style style:name="T3" style:family="text">
      <style:text-properties fo:color="#ffffff" fo:font-family="'Times New Roman'" style:font-family-generic="roman" style:font-pitch="variable" fo:font-size="60pt" fo:font-style="normal"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1" draw:layer="layout" svg:width="28cm" svg:height="21cm" svg:x="0cm" svg:y="0cm" presentation:class="title" presentation:user-transformed="true">
          <draw:text-box>
            <text:p text:style-name="P1"><text:span text:style-name="T1">Wykrzykujcie Bogu</text:span><text:span text:style-name="T1"><text:line-break/></text:span><text:span text:style-name="T2">wykrzykujcie Królowi,</text:span><text:span text:style-name="T2"><text:line-break/></text:span><text:span text:style-name="T2">klaszczcie w dłonie</text:span><text:span text:style-name="T2"><text:line-break/></text:span><text:span text:style-name="T2">i hymny śpiewajcie. /x2</text:span></text:p>
          </draw:text-box>
        </draw:frame>
        <presentation:notes draw:style-name="dp2">
          <office:forms form:automatic-focus="false" form:apply-design-mode="false"/>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2">1. </text:span><text:span text:style-name="T3">Pan Najwyższy, straszliwy,</text:span><text:span text:style-name="T3"><text:line-break/></text:span><text:span text:style-name="T3">- jest Królem całej ziemi,</text:span><text:span text:style-name="T3"><text:line-break/></text:span><text:span text:style-name="T3">On poddaje nam narody,</text:span><text:span text:style-name="T3"><text:line-break/></text:span><text:span text:style-name="T3">- jest Królem całej ziemi,</text:span><text:span text:style-name="T3"><text:line-break/></text:span><text:span text:style-name="T3">Ludy rzuca pod stopy,</text:span><text:span text:style-name="T3"><text:line-break/></text:span><text:span text:style-name="T3">- jest Królem całej ziemi,</text:span><text:span text:style-name="T3"><text:line-break/></text:span><text:span text:style-name="T3">Bóg Abrahama, Izaaka</text:span><text:span text:style-name="T3"><text:line-break/></text:span><text:span text:style-name="T3">i Jakuba</text:span></text:p>
          </draw:text-box>
        </draw:frame>
        <presentation:notes draw:style-name="dp2">
          <office:forms form:automatic-focus="false" form:apply-design-mode="false"/>
          <draw:page-thumbnail draw:style-name="gr1" draw:layer="layout" svg:width="13.586cm" svg:height="11.136cm" svg:x="3.705cm" svg:y="2.256cm" draw:page-number="2" presentation:class="page"/>
          <draw:frame presentation:style-name="pr2" draw:text-style-name="P2" draw:layer="layout" svg:width="16.799cm" svg:height="13.365cm" svg:x="2.1cm" svg:y="14.106cm" presentation:class="notes" presentation:placeholder="true">
            <draw:text-box/>
          </draw:frame>
        </presentation:notes>
      </draw:page>
      <draw:page draw:name="page3"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1">Wykrzykujcie Bogu</text:span><text:span text:style-name="T1"><text:line-break/></text:span><text:span text:style-name="T2">wykrzykujcie Królowi,</text:span><text:span text:style-name="T2"><text:line-break/></text:span><text:span text:style-name="T2">klaszczcie w dłonie</text:span><text:span text:style-name="T2"><text:line-break/></text:span><text:span text:style-name="T2">i hymny śpiewajcie. /x2</text:span></text:p>
          </draw:text-box>
        </draw:frame>
        <presentation:notes draw:style-name="dp2">
          <office:forms form:automatic-focus="false" form:apply-design-mode="false"/>
          <draw:page-thumbnail draw:style-name="gr1" draw:layer="layout" svg:width="13.586cm" svg:height="11.136cm" svg:x="3.705cm" svg:y="2.256cm" draw:page-number="3" presentation:class="page"/>
          <draw:frame presentation:style-name="pr2" draw:text-style-name="P2" draw:layer="layout" svg:width="16.799cm" svg:height="13.365cm" svg:x="2.1cm" svg:y="14.106cm" presentation:class="notes" presentation:placeholder="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1" draw:layer="layout" svg:width="28cm" svg:height="21cm" svg:x="0cm" svg:y="0cm" presentation:class="title" presentation:user-transformed="true">
          <draw:text-box>
            <text:p text:style-name="P1"><text:span text:style-name="T2">2. Wybrał dla nas dziedzictwo</text:span><text:span text:style-name="T2"><text:line-break/></text:span><text:span text:style-name="T2">- jest Królem całej ziemi,</text:span><text:span text:style-name="T2"><text:line-break/></text:span><text:span text:style-name="T2">Bo nas bardzo miłuje</text:span><text:span text:style-name="T2"><text:line-break/></text:span><text:span text:style-name="T2">- jest Królem całej ziemi,</text:span><text:span text:style-name="T2"><text:line-break/></text:span><text:span text:style-name="T2">Śpiewajcie Mu, śpiewajcie</text:span><text:span text:style-name="T2"><text:line-break/></text:span><text:span text:style-name="T2">- jest Królem całej ziemi,</text:span><text:span text:style-name="T2"><text:line-break/></text:span><text:span text:style-name="T2">Bóg Abrahama, Izaaka</text:span><text:span text:style-name="T2"><text:line-break/></text:span><text:span text:style-name="T2">i Jakuba</text:span></text:p>
          </draw:text-box>
        </draw:frame>
        <presentation:notes draw:style-name="dp2">
          <office:forms form:automatic-focus="false" form:apply-design-mode="false"/>
          <draw:page-thumbnail draw:style-name="gr1" draw:layer="layout" svg:width="13.586cm" svg:height="11.136cm" svg:x="3.705cm" svg:y="2.256cm" draw:page-number="4" presentation:class="page"/>
          <draw:frame presentation:style-name="pr2" draw:text-style-name="P2" draw:layer="layout" svg:width="16.799cm" svg:height="13.365cm" svg:x="2.1cm" svg:y="14.106cm" presentation:class="notes" presentation:placeholder="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1" draw:layer="layout" svg:width="28cm" svg:height="21cm" svg:x="-0.001cm" svg:y="-0.001cm" presentation:class="title" presentation:user-transformed="true">
          <draw:text-box>
            <text:p text:style-name="P1"><text:span text:style-name="T1">Wykrzykujcie Bogu</text:span><text:span text:style-name="T1"><text:line-break/></text:span><text:span text:style-name="T2">wykrzykujcie Królowi,</text:span><text:span text:style-name="T2"><text:line-break/></text:span><text:span text:style-name="T2">klaszczcie w dłonie</text:span><text:span text:style-name="T2"><text:line-break/></text:span><text:span text:style-name="T2">i hymny śpiewajcie. /x2</text:span></text:p>
          </draw:text-box>
        </draw:frame>
        <presentation:notes draw:style-name="dp2">
          <office:forms form:automatic-focus="false" form:apply-design-mode="false"/>
          <draw:page-thumbnail draw:style-name="gr1" draw:layer="layout" svg:width="13.586cm" svg:height="11.136cm" svg:x="3.705cm" svg:y="2.256cm" draw:page-number="5" presentation:class="page"/>
          <draw:frame presentation:style-name="pr2" draw:text-style-name="P2" draw:layer="layout" svg:width="16.799cm" svg:height="13.365cm" svg:x="2.1cm" svg:y="14.106cm" presentation:class="notes" presentation:placeholder="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1" draw:layer="layout" svg:width="28cm" svg:height="21cm" svg:x="0cm" svg:y="0cm" presentation:class="title" presentation:user-transformed="true">
          <draw:text-box>
            <text:p text:style-name="P1"><text:span text:style-name="T2">3. On zasiada na tronie</text:span><text:span text:style-name="T2"><text:line-break/></text:span><text:span text:style-name="T2">- jest Królem całej ziemi,</text:span><text:span text:style-name="T2"><text:line-break/></text:span><text:span text:style-name="T2">Możni świata hołd mu złożą</text:span><text:span text:style-name="T2"><text:line-break/></text:span><text:span text:style-name="T2">- jest królem całej ziemi</text:span><text:span text:style-name="T2"><text:line-break/></text:span><text:span text:style-name="T2">Bo do Niego należą</text:span><text:span text:style-name="T2"><text:line-break/></text:span><text:span text:style-name="T2">- jest Królem całej ziemi,</text:span><text:span text:style-name="T2"><text:line-break/></text:span><text:span text:style-name="T2">Bóg Abrahama,</text:span><text:span text:style-name="T2"><text:line-break/></text:span><text:span text:style-name="T2">Izaaka i Jakuba</text:span></text:p>
          </draw:text-box>
        </draw:frame>
        <presentation:notes draw:style-name="dp2">
          <office:forms form:automatic-focus="false" form:apply-design-mode="false"/>
          <draw:page-thumbnail draw:style-name="gr1" draw:layer="layout" svg:width="13.586cm" svg:height="11.136cm" svg:x="3.705cm" svg:y="2.256cm" draw:page-number="6" presentation:class="page"/>
          <draw:frame presentation:style-name="pr2" draw:text-style-name="P2" draw:layer="layout" svg:width="16.799cm" svg:height="13.365cm" svg:x="2.1cm" svg:y="14.106cm" presentation:class="notes" presentation:placeholder="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1" draw:layer="layout" svg:width="28cm" svg:height="21cm" svg:x="0cm" svg:y="0cm" presentation:class="title" presentation:user-transformed="true">
          <draw:text-box>
            <text:p text:style-name="P1"><text:span text:style-name="T1">Wykrzykujcie Bogu</text:span><text:span text:style-name="T1"><text:line-break/></text:span><text:span text:style-name="T2">wykrzykujcie Królowi,</text:span><text:span text:style-name="T2"><text:line-break/></text:span><text:span text:style-name="T2">klaszczcie w dłonie</text:span><text:span text:style-name="T2"><text:line-break/></text:span><text:span text:style-name="T2">i hymny śpiewajcie. /x2</text:span></text:p>
          </draw:text-box>
        </draw:frame>
        <presentation:notes draw:style-name="dp2">
          <office:forms form:automatic-focus="false" form:apply-design-mode="false"/>
          <draw:page-thumbnail draw:style-name="gr1" draw:layer="layout" svg:width="13.586cm" svg:height="11.136cm" svg:x="3.705cm" svg:y="2.256cm" draw:page-number="7" presentation:class="page"/>
          <draw:frame presentation:style-name="pr2" draw:text-style-name="P2" draw:layer="layout" svg:width="16.799cm" svg:height="13.365cm" svg:x="2.1cm" svg:y="14.106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none" fo:country="none" fo:font-style="italic" fo:font-weight="bold" style:language-asian="none"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none" fo:country="none" fo:font-weight="bold" style:language-asian="none" style:country-asian="none" style:font-size-complex="21.2000007629395pt"/>
    </style:style>
    <style:style style:name="Refren" style:family="graphic">
      <style:paragraph-properties fo:margin-left="0.884cm" fo:margin-right="0cm" fo:text-indent="0cm" style:text-autospace="none"/>
      <style:text-properties fo:font-size="24.7000007629395pt" fo:language="en" fo:country="US" fo:font-weight="bold" style:language-asian="none" style:country-asian="none" style:font-size-complex="21.2000007629395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office:forms form:automatic-focus="false" form:apply-design-mode="false"/>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office:forms form:automatic-focus="false" form:apply-design-mode="false"/>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3-21T18:48:33</meta:creation-date>
    <dc:creator>Rafał Talacha</dc:creator>
    <dc:date>2009-02-01T15:29:37</dc:date>
    <dc:language>en-US</dc:language>
    <meta:editing-cycles>10</meta:editing-cycles>
    <meta:editing-duration>PT17M9S</meta:editing-duration>
    <meta:user-defined meta:name="Info 1"/>
    <meta:user-defined meta:name="Info 2"/>
    <meta:user-defined meta:name="Info 3"/>
    <meta:user-defined meta:name="Info 4"/>
    <meta:document-statistic meta:object-count="36"/>
  </office:meta>
</office:document-meta>
</file>